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53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5.0047in"/>
    </style:style>
    <style:style style:name="co5" style:family="table-column">
      <style:table-column-properties fo:break-before="auto" style:column-width="3.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>
            <text:p>Partlist exported from /mnt/DATA/documents/UCB/Singapore/sensezilla-hardware/power_strip_monitor/power_strip_monitor.sch at 8/13/12 12:20 PM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Assembly variant: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>
            <text:p>Qty</text:p>
          </table:table-cell>
          <table:table-cell office:value-type="string">
            <text:p>Value <text:s text:c="11"/></text:p>
          </table:table-cell>
          <table:table-cell table:style-name="Default" office:value-type="string">
            <text:p>Device <text:s text:c="10"/></text:p>
          </table:table-cell>
          <table:table-cell office:value-type="string">
            <text:p>Parts <text:s text:c="103"/></text:p>
          </table:table-cell>
          <table:table-cell office:value-type="string">
            <text:p>Digikey</text:p>
          </table:table-cell>
          <table:table-cell office:value-type="string">
            <text:p>Footprint</text:p>
          </table:table-cell>
          <table:table-cell office:value-type="string">
            <text:p>Done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1 <text:s/></text:p>
          </table:table-cell>
          <table:table-cell office:value-type="string">
            <text:p><text:s text:c="17"/></text:p>
          </table:table-cell>
          <table:table-cell office:value-type="string">
            <text:p>ZENER-DIODEZD-7.5</text:p>
          </table:table-cell>
          <table:table-cell office:value-type="string">
            <text:p>D1 <text:s text:c="106"/></text:p>
          </table:table-cell>
          <table:table-cell table:style-name="ce3" office:value-type="string">
            <text:p>MM3Z7V5T1GOSCT-ND</text:p>
          </table:table-cell>
          <table:table-cell office:value-type="string">
            <text:p>SC-7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10 </text:p>
          </table:table-cell>
          <table:table-cell office:value-type="string">
            <text:p>.1u <text:s text:c="13"/></text:p>
          </table:table-cell>
          <table:table-cell office:value-type="string">
            <text:p>CAP0603</text:p>
          </table:table-cell>
          <table:table-cell office:value-type="string">
            <text:p>C21, C24, C27, C28, C29, C30, C33, C34, C40, C41 <text:s text:c="60"/></text:p>
          </table:table-cell>
          <table:table-cell table:style-name="ce3" office:value-type="string">
            <text:p><text:a xlink:href="http://www.digikey.com/product-detail/en/CC0603ZRY5V9BB104/311-1343-1-ND/2103127">311-1343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12 </text:p>
          </table:table-cell>
          <table:table-cell office:value-type="string">
            <text:p>1k 1% <text:s text:c="11"/></text:p>
          </table:table-cell>
          <table:table-cell office:value-type="string">
            <text:p>RESISTOR0603</text:p>
          </table:table-cell>
          <table:table-cell office:value-type="string">
            <text:p>R21, R24, R27, R30, R33, R36, R37, R38, R39, R40, R41, R42 <text:s text:c="50"/></text:p>
          </table:table-cell>
          <table:table-cell table:number-columns-repeated="3"/>
        </table:table-row>
        <table:table-row table:style-name="ro1">
          <table:table-cell office:value-type="string">
            <text:p>6 <text:s/></text:p>
          </table:table-cell>
          <table:table-cell office:value-type="string">
            <text:p>1m 1% <text:s text:c="11"/></text:p>
          </table:table-cell>
          <table:table-cell office:value-type="string">
            <text:p>RESISTOR1206</text:p>
          </table:table-cell>
          <table:table-cell office:value-type="string">
            <text:p>R1, R4, R7, R10, R13, R16 <text:s text:c="83"/></text:p>
          </table:table-cell>
          <table:table-cell table:number-columns-repeated="3"/>
        </table:table-row>
        <table:table-row table:style-name="ro2">
          <table:table-cell office:value-type="string">
            <text:p>1 <text:s/></text:p>
          </table:table-cell>
          <table:table-cell office:value-type="string">
            <text:p>1u <text:s text:c="14"/></text:p>
          </table:table-cell>
          <table:table-cell office:value-type="string">
            <text:p>CAP0603</text:p>
          </table:table-cell>
          <table:table-cell office:value-type="string">
            <text:p>C37 <text:s text:c="105"/></text:p>
          </table:table-cell>
          <table:table-cell table:style-name="ce3" office:value-type="string">
            <text:p><text:a xlink:href="http://www.digikey.com/product-detail/en/CC0603ZRY5V7BB105/311-1372-1-ND/2103156">311-1372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1 <text:s/></text:p>
          </table:table-cell>
          <table:table-cell office:value-type="string">
            <text:p>2.2u <text:s text:c="12"/></text:p>
          </table:table-cell>
          <table:table-cell office:value-type="string">
            <text:p>CAP0805</text:p>
          </table:table-cell>
          <table:table-cell office:value-type="string">
            <text:p>C35 <text:s text:c="105"/></text:p>
          </table:table-cell>
          <table:table-cell table:number-columns-repeated="3"/>
        </table:table-row>
        <table:table-row table:style-name="ro1">
          <table:table-cell office:value-type="string">
            <text:p>2 <text:s/></text:p>
          </table:table-cell>
          <table:table-cell office:value-type="string">
            <text:p>4.7k <text:s text:c="12"/></text:p>
          </table:table-cell>
          <table:table-cell office:value-type="string">
            <text:p>RESISTOR0603</text:p>
          </table:table-cell>
          <table:table-cell office:value-type="string">
            <text:p>R43, R47 <text:s text:c="100"/></text:p>
          </table:table-cell>
          <table:table-cell table:number-columns-repeated="3"/>
        </table:table-row>
        <table:table-row table:style-name="ro1">
          <table:table-cell office:value-type="string">
            <text:p>1 <text:s/></text:p>
          </table:table-cell>
          <table:table-cell office:value-type="string">
            <text:p>4.096MHz <text:s text:c="8"/></text:p>
          </table:table-cell>
          <table:table-cell office:value-type="string">
            <text:p>CRYSTALSMD</text:p>
          </table:table-cell>
          <table:table-cell office:value-type="string">
            <text:p>Q1 <text:s text:c="106"/></text:p>
          </table:table-cell>
          <table:table-cell table:number-columns-repeated="3"/>
        </table:table-row>
        <table:table-row table:style-name="ro1">
          <table:table-cell office:value-type="string">
            <text:p>1 <text:s/></text:p>
          </table:table-cell>
          <table:table-cell table:style-name="ce1" office:value-type="string">
            <text:p>10 <text:s text:c="14"/></text:p>
          </table:table-cell>
          <table:table-cell office:value-type="string">
            <text:p>RESISTOR</text:p>
          </table:table-cell>
          <table:table-cell office:value-type="string">
            <text:p>R45 <text:s text:c="105"/></text:p>
          </table:table-cell>
          <table:table-cell table:number-columns-repeated="3"/>
        </table:table-row>
        <table:table-row table:style-name="ro1">
          <table:table-cell office:value-type="string">
            <text:p>3 <text:s/></text:p>
          </table:table-cell>
          <table:table-cell office:value-type="string">
            <text:p>10k <text:s text:c="13"/></text:p>
          </table:table-cell>
          <table:table-cell office:value-type="string">
            <text:p>RESISTOR0603</text:p>
          </table:table-cell>
          <table:table-cell office:value-type="string">
            <text:p>R44, R46, R48 <text:s text:c="95"/></text:p>
          </table:table-cell>
          <table:table-cell table:number-columns-repeated="3"/>
        </table:table-row>
        <table:table-row table:style-name="ro2">
          <table:table-cell office:value-type="string">
            <text:p>24 </text:p>
          </table:table-cell>
          <table:table-cell office:value-type="string">
            <text:p>10n <text:s text:c="13"/></text:p>
          </table:table-cell>
          <table:table-cell office:value-type="string">
            <text:p>CAP0603</text:p>
          </table:table-cell>
          <table:table-cell office:value-type="string">
            <text:p>C1, C2, C3, C4, C5, C6, C7, C8, C9, C10, C11, C12, C13, C14, C15, C16, C17, C18, C19, C20, C22, C23, C25, C26</text:p>
          </table:table-cell>
          <table:table-cell table:style-name="ce3" office:value-type="string">
            <text:p><text:a xlink:href="http://www.digikey.com/product-detail/en/GRM188R71H103KA01D/490-1512-1-ND/587862">490-1512-1-ND</text:a>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office:value-type="string">
            <text:p>2 <text:s/></text:p>
          </table:table-cell>
          <table:table-cell office:value-type="string">
            <text:p>10u <text:s text:c="13"/></text:p>
          </table:table-cell>
          <table:table-cell office:value-type="string">
            <text:p>CAP0603</text:p>
          </table:table-cell>
          <table:table-cell office:value-type="string">
            <text:p>C38, C39 <text:s text:c="100"/></text:p>
          </table:table-cell>
          <table:table-cell table:style-name="ce3" office:value-type="string">
            <text:p><text:a xlink:href="http://www.digikey.com/product-detail/en/CC0603MRX5R5BB106/311-1448-1-ND/2833754">311-1448-1-ND</text:a>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office:value-type="string">
            <text:p>2 <text:s/></text:p>
          </table:table-cell>
          <table:table-cell office:value-type="string">
            <text:p>22p <text:s text:c="13"/></text:p>
          </table:table-cell>
          <table:table-cell office:value-type="string">
            <text:p>CAP0603</text:p>
          </table:table-cell>
          <table:table-cell office:value-type="string">
            <text:p>C31, C32 <text:s text:c="100"/></text:p>
          </table:table-cell>
          <table:table-cell table:style-name="ce3" office:value-type="string">
            <text:p><text:a xlink:href="http://www.digikey.com/product-detail/en/C1608C0G1H220J/445-1273-1-ND/567670">445-1273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12 </text:p>
          </table:table-cell>
          <table:table-cell office:value-type="string">
            <text:p>330 1% <text:s text:c="10"/></text:p>
          </table:table-cell>
          <table:table-cell office:value-type="string">
            <text:p>RESISTOR0603</text:p>
          </table:table-cell>
          <table:table-cell office:value-type="string">
            <text:p>R2, R3, R5, R6, R8, R9, R11, R12, R14, R15, R17, R18 <text:s text:c="56"/></text:p>
          </table:table-cell>
          <table:table-cell table:number-columns-repeated="3"/>
        </table:table-row>
        <table:table-row table:style-name="ro1">
          <table:table-cell office:value-type="string">
            <text:p>12 </text:p>
          </table:table-cell>
          <table:table-cell office:value-type="string">
            <text:p>470k 320V <text:s text:c="7"/></text:p>
          </table:table-cell>
          <table:table-cell office:value-type="string">
            <text:p>RESISTOR1206</text:p>
          </table:table-cell>
          <table:table-cell office:value-type="string">
            <text:p>R19, R20, R22, R23, R25, R26, R28, R29, R31, R32, R34, R35 <text:s text:c="50"/></text:p>
          </table:table-cell>
          <table:table-cell table:number-columns-repeated="3"/>
        </table:table-row>
        <table:table-row table:style-name="ro1">
          <table:table-cell office:value-type="string">
            <text:p>1 <text:s/></text:p>
          </table:table-cell>
          <table:table-cell office:value-type="string">
            <text:p>4700u <text:s text:c="11"/></text:p>
          </table:table-cell>
          <table:table-cell office:value-type="string">
            <text:p>CAP_POLPTH2</text:p>
          </table:table-cell>
          <table:table-cell office:value-type="string">
            <text:p>C36 <text:s text:c="105"/></text:p>
          </table:table-cell>
          <table:table-cell table:number-columns-repeated="3"/>
        </table:table-row>
        <table:table-row table:style-name="ro1">
          <table:table-cell office:value-type="string">
            <text:p>1 <text:s/></text:p>
          </table:table-cell>
          <table:table-cell office:value-type="string">
            <text:p>ATMEGA168 <text:s text:c="7"/></text:p>
          </table:table-cell>
          <table:table-cell office:value-type="string">
            <text:p>ATMEGA168</text:p>
          </table:table-cell>
          <table:table-cell office:value-type="string">
            <text:p>U4 <text:s text:c="106"/></text:p>
          </table:table-cell>
          <table:table-cell table:number-columns-repeated="3"/>
        </table:table-row>
        <table:table-row table:style-name="ro1">
          <table:table-cell office:value-type="string">
            <text:p>1 <text:s/></text:p>
          </table:table-cell>
          <table:table-cell office:value-type="string">
            <text:p>AVR_SPI_PRG_6NS <text:s/></text:p>
          </table:table-cell>
          <table:table-cell office:value-type="string">
            <text:p>AVR_SPI_PRG_6NS</text:p>
          </table:table-cell>
          <table:table-cell office:value-type="string">
            <text:p>JP2 <text:s text:c="105"/></text:p>
          </table:table-cell>
          <table:table-cell table:number-columns-repeated="3"/>
        </table:table-row>
        <table:table-row table:style-name="ro1">
          <table:table-cell office:value-type="string">
            <text:p>1 <text:s/></text:p>
          </table:table-cell>
          <table:table-cell office:value-type="string">
            <text:p>BAS40 <text:s text:c="11"/></text:p>
          </table:table-cell>
          <table:table-cell office:value-type="string">
            <text:p>BAS40</text:p>
          </table:table-cell>
          <table:table-cell office:value-type="string">
            <text:p>D2 <text:s text:c="106"/></text:p>
          </table:table-cell>
          <table:table-cell table:number-columns-repeated="3"/>
        </table:table-row>
        <table:table-row table:style-name="ro1">
          <table:table-cell office:value-type="string">
            <text:p>3 <text:s/></text:p>
          </table:table-cell>
          <table:table-cell office:value-type="string">
            <text:p>CS5467 <text:s text:c="10"/></text:p>
          </table:table-cell>
          <table:table-cell office:value-type="string">
            <text:p>CS5467</text:p>
          </table:table-cell>
          <table:table-cell office:value-type="string">
            <text:p>U1, U2, U3</text:p>
          </table:table-cell>
          <table:table-cell table:number-columns-repeated="3"/>
        </table:table-row>
        <table:table-row table:style-name="ro1">
          <table:table-cell office:value-type="string">
            <text:p>2 <text:s/></text:p>
          </table:table-cell>
          <table:table-cell office:value-type="string">
            <text:p>V_REG_LDOSMD <text:s text:c="4"/></text:p>
          </table:table-cell>
          <table:table-cell office:value-type="string">
            <text:p>V_REG_LDOSMD</text:p>
          </table:table-cell>
          <table:table-cell office:value-type="string">
            <text:p>U7, U8 <text:s text:c="102"/></text:p>
          </table:table-cell>
          <table:table-cell table:number-columns-repeated="3"/>
        </table:table-row>
        <table:table-row table:style-name="ro1">
          <table:table-cell office:value-type="string">
            <text:p>1 <text:s/></text:p>
          </table:table-cell>
          <table:table-cell office:value-type="string">
            <text:p>XBEE-1B1 <text:s text:c="8"/></text:p>
          </table:table-cell>
          <table:table-cell office:value-type="string">
            <text:p>XBEE-1B1</text:p>
          </table:table-cell>
          <table:table-cell office:value-type="string">
            <text:p>U6 <text:s text:c="106"/>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Device</text:p>
          </table:table-cell>
          <table:table-cell table:style-name="ce2" office:value-type="string">
            <text:p>Parts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office:value-type="string">
            <text:p>FTDI_CABLESIP</text:p>
          </table:table-cell>
          <table:table-cell table:style-name="ce3" office:value-type="string">
            <text:p>JP1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office:value-type="string">
            <text:p>ZENER-DIODEZD-7.5</text:p>
          </table:table-cell>
          <table:table-cell table:style-name="ce3" office:value-type="string">
            <text:p>D1</text:p>
          </table:table-cell>
          <table:table-cell table:number-columns-repeated="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.1u</text:p>
          </table:table-cell>
          <table:table-cell office:value-type="string">
            <text:p>CAP0603</text:p>
          </table:table-cell>
          <table:table-cell table:style-name="ce3" office:value-type="string">
            <text:p>C21, C24, C27, C28, C29, C30, C33, C34, C40, C41</text:p>
          </table:table-cell>
          <table:table-cell table:number-columns-repeated="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1k 1%</text:p>
          </table:table-cell>
          <table:table-cell office:value-type="string">
            <text:p>RESISTOR0603</text:p>
          </table:table-cell>
          <table:table-cell table:style-name="ce3" office:value-type="string">
            <text:p>R21, R24, R27, R30, R33, R36, R37, R38, R39, R40, R41, R42</text:p>
          </table:table-cell>
          <table:table-cell table:number-columns-repeated="3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1m 1%</text:p>
          </table:table-cell>
          <table:table-cell office:value-type="string">
            <text:p>RESISTOR1206</text:p>
          </table:table-cell>
          <table:table-cell table:style-name="ce3" office:value-type="string">
            <text:p>R1, R4, R7, R10, R13, R16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1u</text:p>
          </table:table-cell>
          <table:table-cell office:value-type="string">
            <text:p>CAP0603</text:p>
          </table:table-cell>
          <table:table-cell table:style-name="ce3" office:value-type="string">
            <text:p>C37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2.2u</text:p>
          </table:table-cell>
          <table:table-cell office:value-type="string">
            <text:p>CAP0805</text:p>
          </table:table-cell>
          <table:table-cell table:style-name="ce3" office:value-type="string">
            <text:p>C35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4.7k</text:p>
          </table:table-cell>
          <table:table-cell office:value-type="string">
            <text:p>RESISTOR0603</text:p>
          </table:table-cell>
          <table:table-cell table:style-name="ce3" office:value-type="string">
            <text:p>R43, R47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4.096MHz</text:p>
          </table:table-cell>
          <table:table-cell office:value-type="string">
            <text:p>CRYSTALSMD</text:p>
          </table:table-cell>
          <table:table-cell table:style-name="ce3" office:value-type="string">
            <text:p>Q1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office:value-type="string">
            <text:p>RESISTOR</text:p>
          </table:table-cell>
          <table:table-cell table:style-name="ce3" office:value-type="string">
            <text:p>R45</text:p>
          </table:table-cell>
          <table:table-cell table:number-columns-repeated="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10k</text:p>
          </table:table-cell>
          <table:table-cell office:value-type="string">
            <text:p>RESISTOR0603</text:p>
          </table:table-cell>
          <table:table-cell table:style-name="ce3" office:value-type="string">
            <text:p>R44, R46, R48</text:p>
          </table:table-cell>
          <table:table-cell table:number-columns-repeated="3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3" office:value-type="string">
            <text:p>10n</text:p>
          </table:table-cell>
          <table:table-cell office:value-type="string">
            <text:p>CAP0603</text:p>
          </table:table-cell>
          <table:table-cell table:style-name="ce3" office:value-type="string">
            <text:p>C1, C2, C3, C4, C5, C6, C7, C8, C9, C10, C11, C12, C13, C14, C15, C16, C17, C18, C19, C20, C22, C23, C25, C26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10u</text:p>
          </table:table-cell>
          <table:table-cell office:value-type="string">
            <text:p>CAP0603</text:p>
          </table:table-cell>
          <table:table-cell table:style-name="ce3" office:value-type="string">
            <text:p>C38, C39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2p</text:p>
          </table:table-cell>
          <table:table-cell office:value-type="string">
            <text:p>CAP0603</text:p>
          </table:table-cell>
          <table:table-cell table:style-name="ce3" office:value-type="string">
            <text:p>C31, C32</text:p>
          </table:table-cell>
          <table:table-cell table:number-columns-repeated="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330 1%</text:p>
          </table:table-cell>
          <table:table-cell office:value-type="string">
            <text:p>RESISTOR0603</text:p>
          </table:table-cell>
          <table:table-cell table:style-name="ce3" office:value-type="string">
            <text:p>R2, R3, R5, R6, R8, R9, R11, R12, R14, R15, R17, R18</text:p>
          </table:table-cell>
          <table:table-cell table:number-columns-repeated="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470k 320V</text:p>
          </table:table-cell>
          <table:table-cell office:value-type="string">
            <text:p>RESISTOR1206</text:p>
          </table:table-cell>
          <table:table-cell table:style-name="ce3" office:value-type="string">
            <text:p>R19, R20, R22, R23, R25, R26, R28, R29, R31, R32, R34, R35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4700u</text:p>
          </table:table-cell>
          <table:table-cell office:value-type="string">
            <text:p>CAP_POLPTH2</text:p>
          </table:table-cell>
          <table:table-cell table:style-name="ce3" office:value-type="string">
            <text:p>C36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ATMEGA168</text:p>
          </table:table-cell>
          <table:table-cell office:value-type="string">
            <text:p>ATMEGA168</text:p>
          </table:table-cell>
          <table:table-cell table:style-name="ce3" office:value-type="string">
            <text:p>U4</text:p>
          </table:table-cell>
          <table:table-cell table:number-columns-repeated="3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VR_SPI_PRG_6NS</text:p>
          </table:table-cell>
          <table:table-cell office:value-type="string">
            <text:p>AVR_SPI_PRG_6NS</text:p>
          </table:table-cell>
          <table:table-cell table:style-name="ce3" office:value-type="string">
            <text:p>JP2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BAS40</text:p>
          </table:table-cell>
          <table:table-cell office:value-type="string">
            <text:p>BAS40</text:p>
          </table:table-cell>
          <table:table-cell table:style-name="ce3" office:value-type="string">
            <text:p>D2</text:p>
          </table:table-cell>
          <table:table-cell table:number-columns-repeated="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CS5467</text:p>
          </table:table-cell>
          <table:table-cell office:value-type="string">
            <text:p>CS5467</text:p>
          </table:table-cell>
          <table:table-cell table:style-name="ce3" office:value-type="string">
            <text:p>U1, U2, U3</text:p>
          </table:table-cell>
          <table:table-cell table:number-columns-repeated="3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V_REG_LDOSMD</text:p>
          </table:table-cell>
          <table:table-cell office:value-type="string">
            <text:p>V_REG_LDOSMD</text:p>
          </table:table-cell>
          <table:table-cell table:style-name="ce3" office:value-type="string">
            <text:p>U7, U8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XBEE-1B1</text:p>
          </table:table-cell>
          <table:table-cell office:value-type="string">
            <text:p>XBEE-1B1</text:p>
          </table:table-cell>
          <table:table-cell table:style-name="ce3" office:value-type="string">
            <text:p>U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2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document-statistic meta:table-count="1" meta:cell-count="204" meta:object-count="0"/>
  </office:meta>
</office:document-meta>
</file>